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5f77" officeooo:paragraph-rsid="00025f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How we will come to know if one sender sending msg and received by reciever <text:s/>which type of it is. (int, char, string)</text:p>
      <text:p text:style-name="P1"/>
      <text:p text:style-name="P1">2. function pointers</text:p>
      <text:p text:style-name="P1"/>
      <text:p text:style-name="P1">3. Using one array create 2 stacks and optimize it.</text:p>
      <text:p text:style-name="P1"/>
      <text:p text:style-name="P1">4. why we need data types.</text:p>
      <text:p text:style-name="P1"/>
      <text:p text:style-name="P1">5. how to optimze the code.</text:p>
      <text:p text:style-name="P1"/>
      <text:p text:style-name="P1">6. What are the function you seen in kernal source code.</text:p>
      <text:p text:style-name="P1"/>
      <text:p text:style-name="P1">7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0T09:33:22.005105624</meta:creation-date>
    <dc:date>2015-07-20T09:46:09.487939504</dc:date>
    <meta:editing-duration>P0D</meta:editing-duration>
    <meta:editing-cycles>1</meta:editing-cycles>
    <meta:document-statistic meta:table-count="0" meta:image-count="0" meta:object-count="0" meta:page-count="1" meta:paragraph-count="7" meta:word-count="61" meta:character-count="304" meta:non-whitespace-character-count="247"/>
    <meta:generator>LibreOffice/4.2.4.2$Linux_x86 LibreOffice_project/420m0$Build-2</meta:generator>
  </office:meta>
</office:document-meta>
</file>